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000000000F00000005AE7A465CD.jpg" manifest:media-type=""/>
  <manifest:file-entry manifest:full-path="Pictures/2000000900007FEF0000510FC8130EFB.svm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-1.752cm" fo:margin-right="0cm" fo:text-indent="0cm" style:auto-text-indent="false"/>
    </style:style>
    <style:style style:name="P2" style:family="paragraph" style:parent-style-name="Footer">
      <style:paragraph-properties fo:margin-left="-2cm" fo:margin-right="-1.409cm" fo:text-align="center" style:justify-single-word="false" fo:text-indent="0cm" style:auto-text-indent="false"/>
      <style:text-properties fo:language="es" fo:country="VE" style:language-asian="es" style:country-asian="VE"/>
    </style:style>
    <style:style style:name="P3" style:family="paragraph" style:parent-style-name="Standard">
      <style:paragraph-properties fo:margin-left="-1.501cm" fo:margin-right="-0.91cm" fo:line-height="150%" fo:text-align="justify" style:justify-single-word="false" fo:text-indent="0cm" style:auto-text-indent="false">
        <style:tab-stops>
          <style:tab-stop style:position="15.9cm"/>
        </style:tab-stops>
      </style:paragraph-properties>
      <style:text-properties style:font-name="Arial" officeooo:rsid="001f7d70" officeooo:paragraph-rsid="001f7d70"/>
    </style:style>
    <style:style style:name="P4" style:family="paragraph" style:parent-style-name="Standard">
      <style:paragraph-properties fo:margin-left="-1.501cm" fo:margin-right="-0.91cm" fo:line-height="150%" fo:text-align="justify" style:justify-single-word="false" fo:text-indent="0cm" style:auto-text-indent="false">
        <style:tab-stops>
          <style:tab-stop style:position="15.9cm"/>
        </style:tab-stops>
      </style:paragraph-properties>
      <style:text-properties style:font-name="Arial" officeooo:rsid="0026b2d6" officeooo:paragraph-rsid="0026b2d6"/>
    </style:style>
    <style:style style:name="P5" style:family="paragraph" style:parent-style-name="Standard">
      <style:paragraph-properties fo:margin-left="0cm" fo:margin-right="-0.91cm" fo:line-height="150%" fo:text-align="justify" style:justify-single-word="false" fo:text-indent="0cm" style:auto-text-indent="false">
        <style:tab-stops>
          <style:tab-stop style:position="15.9cm"/>
        </style:tab-stops>
      </style:paragraph-properties>
      <style:text-properties style:font-name="Arial" officeooo:rsid="0026b2d6" officeooo:paragraph-rsid="0026b2d6"/>
    </style:style>
    <style:style style:name="P6" style:family="paragraph" style:parent-style-name="Standard" style:master-page-name="Standard">
      <style:paragraph-properties fo:margin-left="-1.501cm" fo:margin-right="-0.91cm" fo:line-height="150%" fo:text-align="justify" style:justify-single-word="false" fo:text-indent="0cm" style:auto-text-indent="false" style:page-number="auto">
        <style:tab-stops>
          <style:tab-stop style:position="15.9cm"/>
        </style:tab-stops>
      </style:paragraph-properties>
      <style:text-properties style:font-name="Arial" officeooo:rsid="0026b2d6" officeooo:paragraph-rsid="0026b2d6"/>
    </style:style>
    <style:style style:name="P7" style:family="paragraph" style:parent-style-name="Standard">
      <style:paragraph-properties fo:margin-left="-1.501cm" fo:margin-right="-0.91cm" fo:line-height="150%" fo:text-align="justify" style:justify-single-word="false" fo:text-indent="0cm" style:auto-text-indent="false">
        <style:tab-stops>
          <style:tab-stop style:position="15.9cm"/>
        </style:tab-stops>
      </style:paragraph-properties>
      <style:text-properties style:font-name="Arial" officeooo:rsid="003102fb" officeooo:paragraph-rsid="003102f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style:font-name="Arial"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24.809cm" fo:min-width="18.456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eeeeee" draw:opacity="50%" draw:textarea-horizontal-align="justify" draw:textarea-vertical-align="middle" draw:auto-grow-height="false" fo:min-height="0.646cm" fo:min-width="18.9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list-style-name="L3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2" draw:style-name="gr3" draw:text-style-name="P10" svg:width="19.015cm" svg:height="0.713cm" svg:x="-1.898cm" svg:y="-1.3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.752cm" fo:margin-right="0cm" fo:text-indent="0cm" style:auto-text-indent="false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style:font-name="Calibri"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 fo:margin-left="-2cm" fo:margin-right="-1.409cm" fo:text-align="center" style:justify-single-word="false" fo:text-indent="0cm" style:auto-text-indent="false"/>
      <style:text-properties fo:language="es" fo:country="VE" style:language-asian="es" style:country-asian="VE"/>
    </style:style>
    <style:style style:name="M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style:paragraph-properties fo:text-align="center"/>
      <style:text-properties style:font-name="Arial" fo:font-size="6pt" style:font-size-asian="6pt" style:font-size-complex="6pt"/>
    </style:style>
    <style:style style:name="MT1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MT2" style:family="text">
      <style:text-properties style:font-name="Arial"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24.809cm" fo:min-width="18.456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 style:list-style-name="ML3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6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51cm" fo:margin-bottom="2.148cm" fo:margin-left="3.251cm" fo:margin-right="2.6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45cm" fo:margin-left="0cm" fo:margin-right="0cm" fo:margin-bottom="3.346cm" style:dynamic-spacing="true"/>
      </style:header-style>
      <style:footer-style>
        <style:header-footer-properties svg:height="2.508cm" fo:margin-left="0cm" fo:margin-right="0cm" fo:margin-top="0.26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14.28cm" svg:y="0.081cm" svg:width="2.669cm" svg:height="1.692cm" draw:z-index="7"><draw:image xlink:href="Pictures/2000000900007FEF0000510FC8130EFB.svm" xlink:type="simple" xlink:show="embed" xlink:actuate="onLoad"/></draw:frame><draw:frame draw:style-name="Mfr1" draw:name="Imagen3" text:anchor-type="paragraph" svg:x="-1.605cm" svg:y="0.064cm" svg:width="4.817cm" svg:height="1.808cm" draw:z-index="8"><draw:image xlink:href="Pictures/10000000000000F00000005AE7A465CD.jpg" xlink:type="simple" xlink:show="embed" xlink:actuate="onLoad"/></draw:frame><draw:frame text:anchor-type="paragraph" draw:z-index="3" draw:style-name="Mgr1" draw:text-style-name="MP3" svg:width="7.377cm" svg:height="0.606cm" svg:x="4.039cm" svg:y="2.127cm"><draw:text-box><text:p text:style-name="MP2"><text:span text:style-name="MT1">CONSTANCIA DE TRABAJO</text:span></text:p></draw:text-box></draw:frame><draw:line text:anchor-type="char" draw:z-index="4" draw:style-name="Mgr2" draw:text-style-name="MP4" svg:x1="-2.066cm" svg:y1="2.006cm" svg:x2="17.208cm" svg:y2="2.006cm"><text:p/></draw:line><draw:line text:anchor-type="char" draw:z-index="0" draw:style-name="Mgr2" draw:text-style-name="MP4" svg:x1="-2.066cm" svg:y1="2.935cm" svg:x2="17.272cm" svg:y2="2.935cm"><text:p/></draw:line><draw:custom-shape text:anchor-type="char" draw:z-index="1" draw:style-name="Mgr3" draw:text-style-name="MP5" svg:width="19.338cm" svg:height="25.268cm" svg:x="-2.066cm" svg:y="-0.138cm"><text:p/><draw:enhanced-geometry svg:viewBox="0 0 21600 21600" draw:type="rectangle" draw:enhanced-path="M 0 0 L 21600 0 21600 21600 0 21600 0 0 Z N"/></draw:custom-shape></text:p>
      </style:header>
      <style:footer>
        <text:p text:style-name="MP6"><draw:line text:anchor-type="paragraph" draw:z-index="6" draw:style-name="Mgr4" draw:text-style-name="MP2" svg:x1="-2.066cm" svg:y1="0.24cm" svg:x2="17.272cm" svg:y2="0.24cm"><text:p/></draw:line><draw:frame text:anchor-type="paragraph" draw:z-index="9" draw:style-name="Mgr5" draw:text-style-name="MP7" svg:width="19.104cm" svg:height="2.266cm" svg:x="-1.954cm" svg:y="0.436cm"><draw:image xlink:href="Pictures/10000000000005A000000384ECCC607A.png" xlink:type="simple" xlink:show="embed" xlink:actuate="onLoad"><text:p/></draw:image></draw:frame></text:p>
        <text:p text:style-name="MP6"><draw:frame text:anchor-type="paragraph" draw:z-index="5" draw:style-name="Mgr6" draw:text-style-name="MP8" svg:width="2.67cm" svg:height="0.371cm" svg:x="14.603cm" svg:y="2.24cm"><draw:text-box><text:p text:style-name="MP2"><text:span text:style-name="MT2">PC-SGC-FT-015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o089</meta:initial-creator>
    <meta:creation-date>2009-11-13T09:48:00</meta:creation-date>
    <dc:date>2016-09-29T15:24:07.209391500</dc:date>
    <meta:print-date>2014-10-23T10:55:15.188000000</meta:print-date>
    <meta:editing-cycles>69</meta:editing-cycles>
    <meta:editing-duration>PT3H50M6S</meta:editing-duration>
    <meta:generator>LibreOffice/4.1.0.4$Linux_x86 LibreOffice_project/410m0$Build-4</meta:generator>
    <dc:creator>usuario </dc:creator>
    <meta:document-statistic meta:table-count="0" meta:image-count="2" meta:object-count="0" meta:page-count="1" meta:paragraph-count="0" meta:word-count="0" meta:character-count="0" meta:non-whitespace-character-count="0"/>
  </office:meta>
</office:document-meta>
</file>